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D000003A9E3E0398E7A5D8E69.jpg" manifest:media-type="image/jpeg"/>
  <manifest:file-entry manifest:full-path="Pictures/1000000100000430000002556DCD00106A5BC863.png" manifest:media-type="image/png"/>
  <manifest:file-entry manifest:full-path="Pictures/10000001000004E0000002A88210927E10C55847.png" manifest:media-type="image/png"/>
  <manifest:file-entry manifest:full-path="Pictures/10000000000002B10000038DD81DE717D3BB8E4A.jpg" manifest:media-type="image/jpeg"/>
  <manifest:file-entry manifest:full-path="Pictures/10000000000002730000025EB66BDCA1F3C004B6.jpg" manifest:media-type="image/jpeg"/>
  <manifest:file-entry manifest:full-path="Pictures/10000000000002B20000036F2721C7D800C61CB5.jpg" manifest:media-type="image/jpeg"/>
  <manifest:file-entry manifest:full-path="Pictures/10000000000002AF00000385CF540A68F7899DC3.jpg" manifest:media-type="image/jpeg"/>
  <manifest:file-entry manifest:full-path="Pictures/10000000000002A000000228C4937F14B0DA7DB1.jpg" manifest:media-type="image/jpeg"/>
  <manifest:file-entry manifest:full-path="Pictures/1000000000000328000003E19C4E39477B7C203C.jpg" manifest:media-type="image/jpeg"/>
  <manifest:file-entry manifest:full-path="Pictures/10000000000001C1000001EFBE1F6787614D129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Meni" draw:style-name="dp1" draw:master-page-name="Default">
        <draw:frame draw:style-name="gr1" draw:text-style-name="P1" draw:layer="layout" svg:width="28.358cm" svg:height="15.792cm" svg:x="0.671cm" svg:y="2.604cm">
          <draw:image xlink:href="Pictures/1000000100000430000002556DCD00106A5BC863.png" xlink:type="simple" xlink:show="embed" xlink:actuate="onLoad" draw:mime-type="image/png">
            <text:p/>
          </draw:image>
        </draw:frame>
      </draw:page>
      <draw:page draw:name="Štampa cena" draw:style-name="dp1" draw:master-page-name="Default">
        <draw:frame draw:style-name="gr1" draw:text-style-name="P1" draw:layer="layout" svg:width="28.429cm" svg:height="15.489cm" svg:x="0.636cm" svg:y="2.756cm">
          <draw:image xlink:href="Pictures/10000001000004E0000002A88210927E10C55847.png" xlink:type="simple" xlink:show="embed" xlink:actuate="onLoad" draw:mime-type="image/png">
            <text:p/>
          </draw:image>
        </draw:frame>
      </draw:page>
      <draw:page draw:name="Jednostavan transfer" draw:style-name="dp1" draw:master-page-name="Default">
        <draw:frame draw:style-name="gr1" draw:text-style-name="P1" draw:layer="layout" svg:width="14.759cm" svg:height="19.729cm" svg:x="7.471cm" svg:y="0.636cm">
          <draw:image xlink:href="Pictures/10000000000002BD000003A9E3E0398E7A5D8E69.jpg" xlink:type="simple" xlink:show="embed" xlink:actuate="onLoad" draw:mime-type="image/jpe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042cm" svg:height="19.729cm" svg:x="7.329cm" svg:y="0.636cm">
          <draw:image xlink:href="Pictures/10000000000002AF00000385CF540A68F7899DC3.jpg" xlink:type="simple" xlink:show="embed" xlink:actuate="onLoad" draw:mime-type="image/jpe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4.953cm" svg:height="19.729cm" svg:x="7.374cm" svg:y="0.636cm">
          <draw:image xlink:href="Pictures/10000000000002B10000038DD81DE717D3BB8E4A.jpg" xlink:type="simple" xlink:show="embed" xlink:actuate="onLoad" draw:mime-type="image/jpeg">
            <text:p/>
          </draw:image>
        </draw:frame>
      </draw:page>
      <draw:page draw:name="Transfer bez zahteva" draw:style-name="dp1" draw:master-page-name="Default">
        <draw:frame draw:style-name="gr1" draw:text-style-name="P1" draw:layer="layout" svg:width="15.486cm" svg:height="19.729cm" svg:x="7.107cm" svg:y="0.636cm">
          <draw:image xlink:href="Pictures/10000000000002B20000036F2721C7D800C61CB5.jpg" xlink:type="simple" xlink:show="embed" xlink:actuate="onLoad" draw:mime-type="image/jpeg">
            <text:p/>
          </draw:image>
        </draw:frame>
      </draw:page>
      <draw:page draw:name="Vrste prijema" draw:style-name="dp1" draw:master-page-name="Default">
        <draw:frame draw:style-name="gr1" draw:text-style-name="P1" draw:layer="layout" svg:width="17.779cm" svg:height="14.604cm" svg:x="5.961cm" svg:y="3.198cm">
          <draw:image xlink:href="Pictures/10000000000002A000000228C4937F14B0DA7DB1.jpg" xlink:type="simple" xlink:show="embed" xlink:actuate="onLoad" draw:mime-type="image/jpeg">
            <text:p/>
          </draw:image>
        </draw:frame>
      </draw:page>
      <draw:page draw:name="Zapisnik" draw:style-name="dp1" draw:master-page-name="Default">
        <draw:frame draw:style-name="gr1" draw:text-style-name="P1" draw:layer="layout" svg:width="16.588cm" svg:height="16.033cm" svg:x="6.556cm" svg:y="2.484cm">
          <draw:image xlink:href="Pictures/10000000000002730000025EB66BDCA1F3C004B6.jpg" xlink:type="simple" xlink:show="embed" xlink:actuate="onLoad" draw:mime-type="image/jpeg">
            <text:p/>
          </draw:image>
        </draw:frame>
      </draw:page>
      <draw:page draw:name="Povrat dobavljaču" draw:style-name="dp1" draw:master-page-name="Default">
        <draw:frame draw:style-name="gr1" draw:text-style-name="P1" draw:layer="layout" svg:width="16.053cm" svg:height="19.729cm" svg:x="6.824cm" svg:y="0.636cm">
          <draw:image xlink:href="Pictures/1000000000000328000003E19C4E39477B7C203C.jpg" xlink:type="simple" xlink:show="embed" xlink:actuate="onLoad" draw:mime-type="image/jpeg">
            <text:p/>
          </draw:image>
        </draw:frame>
      </draw:page>
      <draw:page draw:name="kep.knjiga" draw:style-name="dp1" draw:master-page-name="Default">
        <draw:frame draw:style-name="gr1" draw:text-style-name="P1" draw:layer="layout" svg:width="11.879cm" svg:height="13.096cm" svg:x="8.911cm" svg:y="3.952cm">
          <draw:image xlink:href="Pictures/10000000000001C1000001EFBE1F6787614D129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2T03:37:20.722000000</meta:creation-date>
    <dc:date>2023-07-12T04:10:34.495000000</dc:date>
    <meta:editing-duration>PT33M11S</meta:editing-duration>
    <meta:editing-cycles>12</meta:editing-cycles>
    <meta:generator>LibreOffice/7.5.4.2$Windows_X86_64 LibreOffice_project/36ccfdc35048b057fd9854c757a8b67ec53977b6</meta:generator>
    <meta:document-statistic meta:object-count="10"/>
  </office:meta>
</office:document-meta>
</file>